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91ea8" officeooo:paragraph-rsid="00034d0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91ea8" officeooo:paragraph-rsid="00034d0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034d0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91ea8" officeooo:paragraph-rsid="00191ea8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91ea8" officeooo:paragraph-rsid="00034d0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b455f" officeooo:paragraph-rsid="001b455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91ea8" officeooo:paragraph-rsid="00191ea8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1ea8" officeooo:paragraph-rsid="00034d0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34d05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91ea8" officeooo:paragraph-rsid="00034d0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191ea8" officeooo:paragraph-rsid="00034d05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officeooo:paragraph-rsid="00034d05" style:font-size-asian="16pt" style:font-size-complex="16pt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officeooo:rsid="00191ea8" officeooo:paragraph-rsid="00034d05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normal" officeooo:rsid="00191ea8" officeooo:paragraph-rsid="00034d0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fo:font-weight="bold" officeooo:rsid="00191ea8" officeooo:paragraph-rsid="00034d0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034d05" officeooo:paragraph-rsid="00034d05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paragraph-rsid="00034d05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style:font-size-asian="16pt" style:font-size-complex="16pt"/>
    </style:style>
    <style:style style:name="P1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officeooo:paragraph-rsid="00034d05" style:font-size-asian="16pt" style:font-size-complex="16pt"/>
    </style:style>
    <style:style style:name="P20" style:family="paragraph" style:parent-style-name="Default">
      <style:paragraph-properties fo:text-align="justify" style:justify-single-word="false"/>
      <style:text-properties fo:font-size="16pt" officeooo:paragraph-rsid="00034d05" style:font-size-asian="16pt" style:font-size-complex="16pt"/>
    </style:style>
    <style:style style:name="P2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size="16pt" officeooo:paragraph-rsid="00034d05" style:font-size-asian="16pt" style:font-size-complex="16pt"/>
    </style:style>
    <style:style style:name="P22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fo:font-size="16pt" officeooo:paragraph-rsid="00034d05" style:font-size-asian="16pt" style:font-size-complex="16pt"/>
    </style:style>
    <style:style style:name="P2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size="14pt" officeooo:paragraph-rsid="00034d05" style:font-size-asian="14pt" style:font-size-complex="14pt"/>
    </style:style>
    <style:style style:name="T1" style:family="text">
      <style:text-properties fo:font-size="20pt" fo:font-weight="bold" officeooo:rsid="00191ea8" style:font-size-asian="17.5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4d05" style:font-weight-asian="normal" style:font-weight-complex="normal"/>
    </style:style>
    <style:style style:name="T4" style:family="text">
      <style:text-properties fo:font-weight="normal" officeooo:rsid="001b455f" style:font-weight-asian="normal" style:font-weight-complex="normal"/>
    </style:style>
    <style:style style:name="T5" style:family="text">
      <style:text-properties fo:font-weight="normal" officeooo:rsid="00191ea8" style:font-weight-asian="normal" style:font-weight-complex="normal"/>
    </style:style>
    <style:style style:name="T6" style:family="text">
      <style:text-properties fo:font-weight="normal" officeooo:rsid="0007722c" style:font-weight-asian="normal" style:font-weight-complex="normal"/>
    </style:style>
    <style:style style:name="T7" style:family="text">
      <style:text-properties fo:font-weight="normal" officeooo:rsid="0009c4f1" style:font-weight-asian="normal" style:font-weight-complex="normal"/>
    </style:style>
    <style:style style:name="T8" style:family="text">
      <style:text-properties officeooo:rsid="00034d05"/>
    </style:style>
    <style:style style:name="T9" style:family="text">
      <style:text-properties fo:font-size="18pt" fo:font-weight="normal" officeooo:rsid="00191ea8" style:font-size-asian="18pt" style:font-weight-asian="normal" style:font-size-complex="18pt" style:font-weight-complex="normal"/>
    </style:style>
    <style:style style:name="T10" style:family="text">
      <style:text-properties fo:font-size="18pt" fo:font-weight="normal" officeooo:rsid="001b455f" style:font-size-asian="18pt" style:font-weight-asian="normal" style:font-size-complex="18pt" style:font-weight-complex="normal"/>
    </style:style>
    <style:style style:name="T11" style:family="text">
      <style:text-properties fo:font-size="18pt" fo:font-weight="normal" officeooo:rsid="0009c4f1" style:font-size-asian="18pt" style:font-weight-asian="normal" style:font-size-complex="18pt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91ea8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Roll No. : </text:span><text:span text:style-name="T9">413</text:span><text:span text:style-name="T11">10</text:span></text:p>
      <text:p text:style-name="P4">Name : <text:span text:style-name="T7">Prem Vinod Bansod</text:span></text:p>
      <text:p text:style-name="P6">Assignment No.:<text:span text:style-name="T2"> 0</text:span><text:span text:style-name="T6">2</text:span><text:span text:style-name="T2"> (SCOA)</text:span></text:p>
      <text:p text:style-name="P7"/>
      <text:p text:style-name="P4">Problem Statement : </text:p>
      <text:p text:style-name="P3"><text:span text:style-name="T5"><text:tab/></text:span><text:span text:style-name="T15">Implement genetic algorithm for benchmark function (eg. Square, Rosenbrock function etc) </text:span><text:span text:style-name="T13">Initialize the population from the Standard Normal Distribution. Evaluate the fitness of all its individuals. Then you will do multiple generation of a genetic algorithm. A generation consists of applying selection, crossover, mutation, and replacement. <text:s/>Use: </text:span></text:p>
      <text:p text:style-name="P20">• Tournament selection without replacement with tournament size s </text:p>
      <text:p text:style-name="P20">• One point crossover with probability Pc </text:p>
      <text:p text:style-name="P20">• bit-flip mutation with probability Pm </text:p>
      <text:p text:style-name="P10">• use full replacement strategy </text:p>
      <text:p text:style-name="P1"/>
      <text:p text:style-name="P5">Objective : </text:p>
      <text:list xml:id="list2266768387" text:style-name="L1">
        <text:list-item>
          <text:p text:style-name="P21">To familiarize with Mathematical foundations for Genetic algorithm, operator. </text:p>
        </text:list-item>
        <text:list-item>
          <text:p text:style-name="P23"><text:span text:style-name="T13"><text:s/>To study the Applications of Genetic Algorithms</text:span>.</text:p>
        </text:list-item>
      </text:list>
      <text:p text:style-name="P14"/>
      <text:p text:style-name="P5">Software and Hardware Requirement :</text:p>
      <text:p text:style-name="P13"><text:s/><text:tab/><text:span text:style-name="T14">32/64 bit PC</text:span></text:p>
      <text:p text:style-name="P15"><text:span text:style-name="T2"><text:tab/></text:span><text:span text:style-name="T3">Python</text:span></text:p>
      <text:p text:style-name="P8"><text:tab/></text:p>
      <text:p text:style-name="P2"><text:span text:style-name="T12">Theory :</text:span> </text:p>
      <text:p text:style-name="P2"/>
      <text:p text:style-name="P16">Genetic Algorithm :</text:p>
      <text:list xml:id="list47859706" text:style-name="L2">
        <text:list-item>
          <text:p text:style-name="P22">Genetic algorithm is a search technique used in computing to find true or approximate solutions <text:tab/>to approximate solutions to optimization &amp; search problems. </text:p>
        </text:list-item>
        <text:list-item>
          <text:p text:style-name="P22">Genetic algorithms are inspired by Darwin's theory about evolution. Solution to a problem <text:s/>solved by genetic algorithms is evolved. </text:p>
        </text:list-item>
        <text:list-item>
          <text:p text:style-name="P22">Algorithm is started with a set of solutions (represented by chromosomes) called <text:s/>population. Solutions from one population are taken and used to form a new population.</text:p>
        </text:list-item>
        <text:list-item>
          <text:p text:style-name="P22"><text:soft-page-break/><text:s/>This is motivated by a hope, that the new population will be better than the old one. <text:s/>Solutions which are selected to form new solutions (offspring) are selected according to their fitness - the more suitable they are the more chances they have to reproduce. </text:p>
        </text:list-item>
        <text:list-item>
          <text:p text:style-name="P22">This is repeated until some condition (for example number of populations or improvement of the best solution) is satisfied.</text:p>
        </text:list-item>
      </text:list>
      <text:p text:style-name="P18"><text:tab/></text:p>
      <text:p text:style-name="P17">Outline of the Basic Genetic Algorithm </text:p>
      <text:p text:style-name="P18">1. [Start] Generate random population of n chromosomes (suitable solutions for the problem) </text:p>
      <text:p text:style-name="P18">2. [Fitness] Evaluate the fitness f(x) of each chromosome x in the population </text:p>
      <text:p text:style-name="P18">3. [New population] Create a new population by repeating following steps until the new </text:p>
      <text:p text:style-name="P18">population is complete </text:p>
      <text:p text:style-name="P18">4. [Selection] Select two parent chromosomes from a population according to their fitness (the </text:p>
      <text:p text:style-name="P18">better fitness, the bigger chance to be selected) </text:p>
      <text:p text:style-name="P18">5. [Crossover] With a crossover probability cross over the parents to form a new offspring </text:p>
      <text:p text:style-name="P18">(children). If no crossover was performed, offspring is an exact copy of parents. </text:p>
      <text:p text:style-name="P18">6. [Mutation] With a mutation probability mutate new offspring at each locus (position in <text:s/>chromosome). </text:p>
      <text:p text:style-name="P18">7. [Accepting] Place new offspring in a new population </text:p>
      <text:p text:style-name="P18">8. [Replace] Use new generated population for a further run of algorithm </text:p>
      <text:p text:style-name="P18">9. [Test] If the end condition is satisfied, stop, and return the best solution in current population </text:p>
      <text:p text:style-name="P18">10. [Loop] Go to step 2</text:p>
      <text:p text:style-name="P19"/>
      <text:p text:style-name="P8"/>
      <text:p text:style-name="P5">Conclusion : </text:p>
      <text:p text:style-name="P12"><text:span text:style-name="T8"><text:tab/>T</text:span>he match word finding algorithm is implemented using the genetic algorithms which include all the genetic algorithm operators. Genetic <text:soft-page-break/>algorithm includes the selection, crossover, mutation operators <text:s/>along with fitness function. </text:p>
      <text:p text:style-name="P12"/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IN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2:23:40.663455605</meta:creation-date>
    <dc:date>2021-05-28T12:11:38.860410261</dc:date>
    <meta:editing-duration>PT12M1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40" meta:word-count="451" meta:character-count="2926" meta:non-whitespace-character-count="2477"/>
  </office:meta>
</office:document-meta>
</file>